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BAF00001BAFC6B4A8C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libri" svg:font-family="Callibri" style:font-family-generic="roman" style:font-pitch="variable"/>
    <style:font-face style:name="Clibri" svg:font-family="Clibri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Noto Sans Devanagari" svg:font-family="'Noto Sans Devanagari'" style:font-family-generic="swiss" style:font-pitch="variable"/>
    <style:font-face style:name="Open Sauce Sans Light" svg:font-family="'Open Sauce Sans Light'" style:font-family-generic="roman" style:font-pitch="variable"/>
    <style:font-face style:name="OpenSymbol" svg:font-family="OpenSymbol" style:font-family-generic="system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17.992cm"/>
    </style:style>
    <style:style style:name="Tableau1.1" style:family="table-row">
      <style:table-row-properties style:min-row-height="0.494cm" style:use-optimal-row-height="false"/>
    </style:style>
    <style:style style:name="Tableau1.A1" style:family="table-cell">
      <style:table-cell-properties fo:padding-left="0.009cm" fo:padding-right="0.009cm" fo:padding-top="0cm" fo:padding-bottom="0cm" fo:border="0.5pt solid #ffffff" style:writing-mode="lr-tb"/>
    </style:style>
    <style:style style:name="Tableau2" style:family="table">
      <style:table-properties style:width="17.992cm" fo:margin-left="0cm" table:align="left"/>
    </style:style>
    <style:style style:name="Tableau2.A" style:family="table-column">
      <style:table-column-properties style:column-width="17.992cm"/>
    </style:style>
    <style:style style:name="Tableau2.1" style:family="table-row">
      <style:table-row-properties style:min-row-height="0.494cm" style:use-optimal-row-height="false"/>
    </style:style>
    <style:style style:name="Tableau2.A1" style:family="table-cell">
      <style:table-cell-properties fo:padding-left="0.009cm" fo:padding-right="0.009cm" fo:padding-top="0cm" fo:padding-bottom="0cm" fo:border="0.5pt solid #ffffff" style:writing-mode="lr-tb"/>
    </style:style>
    <style:style style:name="Tableau3" style:family="table">
      <style:table-properties style:width="17.992cm" fo:margin-left="0cm" table:align="left"/>
    </style:style>
    <style:style style:name="Tableau3.A" style:family="table-column">
      <style:table-column-properties style:column-width="17.992cm"/>
    </style:style>
    <style:style style:name="Tableau3.1" style:family="table-row">
      <style:table-row-properties style:min-row-height="0.503cm" style:use-optimal-row-height="false"/>
    </style:style>
    <style:style style:name="Tableau3.A1" style:family="table-cell">
      <style:table-cell-properties fo:padding-left="0.009cm" fo:padding-right="0.009cm" fo:padding-top="0cm" fo:padding-bottom="0cm" fo:border="0.5pt solid #ffffff" style:writing-mode="lr-tb"/>
    </style:style>
    <style:style style:name="Tableau4" style:family="table">
      <style:table-properties style:width="17.992cm" fo:margin-left="0cm" table:align="left"/>
    </style:style>
    <style:style style:name="Tableau4.A" style:family="table-column">
      <style:table-column-properties style:column-width="13.199cm"/>
    </style:style>
    <style:style style:name="Tableau4.B" style:family="table-column">
      <style:table-column-properties style:column-width="4.792cm"/>
    </style:style>
    <style:style style:name="Tableau4.1" style:family="table-row">
      <style:table-row-properties style:min-row-height="0.893cm" style:use-optimal-row-height="false"/>
    </style:style>
    <style:style style:name="Tableau4.A1" style:family="table-cell">
      <style:table-cell-properties fo:padding-left="0.009cm" fo:padding-right="0.009cm" fo:padding-top="0cm" fo:padding-bottom="0cm" fo:border="0.5pt solid #ffffff" style:writing-mode="lr-tb"/>
    </style:style>
    <style:style style:name="Tableau5" style:family="table">
      <style:table-properties style:width="12.903cm" fo:margin-left="-0.009cm" table:align="left"/>
    </style:style>
    <style:style style:name="Tableau5.A" style:family="table-column">
      <style:table-column-properties style:column-width="4.593cm"/>
    </style:style>
    <style:style style:name="Tableau5.B" style:family="table-column">
      <style:table-column-properties style:column-width="8.31cm"/>
    </style:style>
    <style:style style:name="Tableau5.1" style:family="table-row">
      <style:table-row-properties style:min-row-height="0.496cm" style:use-optimal-row-height="false"/>
    </style:style>
    <style:style style:name="Tableau5.A1" style:family="table-cell">
      <style:table-cell-properties fo:padding-left="0.009cm" fo:padding-right="0.009cm" fo:padding-top="0cm" fo:padding-bottom="0cm" fo:border="0.5pt solid #ffffff" style:writing-mode="lr-tb"/>
    </style:style>
    <style:style style:name="Tableau6" style:family="table">
      <style:table-properties style:width="17.992cm" fo:margin-left="0cm" table:align="left"/>
    </style:style>
    <style:style style:name="Tableau6.A" style:family="table-column">
      <style:table-column-properties style:column-width="7.297cm"/>
    </style:style>
    <style:style style:name="Tableau6.B" style:family="table-column">
      <style:table-column-properties style:column-width="6.011cm"/>
    </style:style>
    <style:style style:name="Tableau6.C" style:family="table-column">
      <style:table-column-properties style:column-width="4.683cm"/>
    </style:style>
    <style:style style:name="Tableau6.1" style:family="table-row">
      <style:table-row-properties style:min-row-height="0.397cm" style:use-optimal-row-height="false"/>
    </style:style>
    <style:style style:name="Tableau6.A1" style:family="table-cell">
      <style:table-cell-properties fo:padding-left="0.004cm" fo:padding-right="0cm" fo:padding-top="0cm" fo:padding-bottom="0.101cm" fo:border-left="0.25pt solid #ffffff" fo:border-right="none" fo:border-top="0.25pt solid #ffffff" fo:border-bottom="0.25pt solid #000000" style:writing-mode="lr-tb"/>
    </style:style>
    <style:style style:name="Tableau6.C1" style:family="table-cell">
      <style:table-cell-properties fo:padding-left="0.004cm" fo:padding-right="0cm" fo:padding-top="0cm" fo:padding-bottom="0.101cm" fo:border-left="0.25pt solid #ffffff" fo:border-right="0.25pt solid #ffffff" fo:border-top="0.25pt solid #ffffff" fo:border-bottom="0.25pt solid #000000" style:writing-mode="lr-tb"/>
    </style:style>
    <style:style style:name="Tableau7" style:family="table">
      <style:table-properties style:width="17.992cm" fo:margin-left="0cm" table:align="left"/>
    </style:style>
    <style:style style:name="Tableau7.A" style:family="table-column">
      <style:table-column-properties style:column-width="17.992cm"/>
    </style:style>
    <style:style style:name="Tableau7.1" style:family="table-row">
      <style:table-row-properties style:min-row-height="0.684cm" style:use-optimal-row-height="false"/>
    </style:style>
    <style:style style:name="Tableau7.A1" style:family="table-cell">
      <style:table-cell-properties fo:padding-left="0.009cm" fo:padding-right="0.009cm" fo:padding-top="0cm" fo:padding-bottom="0cm" fo:border="0.5pt solid #ffffff" style:writing-mode="lr-tb"/>
    </style:style>
    <style:style style:name="Tableau7.2" style:family="table-row">
      <style:table-row-properties style:min-row-height="0.474cm" style:use-optimal-row-height="false"/>
    </style:style>
    <style:style style:name="Tableau7.A3" style:family="table-cell">
      <style:table-cell-properties fo:padding-left="0.009cm" fo:padding-right="0.009cm" fo:padding-top="0cm" fo:padding-bottom="0cm" fo:border-left="0.5pt solid #ffffff" fo:border-right="0.5pt solid #ffffff" fo:border-top="none" fo:border-bottom="0.5pt solid #ffffff" style:writing-mode="lr-tb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fo:color="#002060" loext:opacity="100%" fo:font-size="20pt" fo:font-weight="bold" style:font-size-asian="20pt" style:font-weight-asian="bold" style:font-size-complex="20pt" style:font-weight-complex="bold"/>
    </style:style>
    <style:style style:name="P3" style:family="paragraph" style:parent-style-name="Normal">
      <style:paragraph-properties fo:text-align="end" style:justify-single-word="false"/>
      <style:text-properties fo:color="#002060" loext:opacity="100%" fo:font-size="17pt" style:font-size-asian="17pt" style:font-size-complex="17pt"/>
    </style:style>
    <style:style style:name="P4" style:family="paragraph" style:parent-style-name="Footer">
      <style:paragraph-properties fo:text-align="center" style:justify-single-word="false">
        <style:tab-stops>
          <style:tab-stop style:position="13.944cm"/>
        </style:tab-stops>
      </style:paragraph-properties>
      <style:text-properties fo:color="#002060" loext:opacity="100%" style:font-name="Open Sauce Sans Light" fo:font-size="9pt" style:font-size-asian="9pt" style:font-name-complex="Arial" style:font-size-complex="9pt" style:font-weight-complex="bol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Normal">
      <style:paragraph-properties fo:margin-top="0cm" fo:margin-bottom="0.034cm" style:contextual-spacing="false"/>
    </style:style>
    <style:style style:name="P8" style:family="paragraph" style:parent-style-name="Normal">
      <style:text-properties fo:font-size="10pt" style:font-size-asian="10pt" style:font-size-complex="10pt"/>
    </style:style>
    <style:style style:name="P9" style:family="paragraph" style:parent-style-name="Normal">
      <style:paragraph-properties fo:margin-left="2cm" fo:margin-top="0.106cm" fo:margin-bottom="0cm" style:contextual-spacing="false" fo:text-indent="-1cm" style:auto-text-indent="false">
        <style:tab-stops>
          <style:tab-stop style:position="0cm"/>
        </style:tab-stops>
      </style:paragraph-properties>
    </style:style>
    <style:style style:name="P10" style:family="paragraph" style:parent-style-name="Normal">
      <style:paragraph-properties fo:margin-top="0cm" fo:margin-bottom="0.034cm" style:contextual-spacing="false"/>
      <style:text-properties fo:font-size="8pt" style:font-size-asian="8pt" style:font-size-complex="8pt"/>
    </style:style>
    <style:style style:name="P11" style:family="paragraph" style:parent-style-name="Table_20_Contents"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top="0cm" fo:margin-bottom="0.212cm" style:contextual-spacing="false"/>
    </style:style>
    <style:style style:name="P13" style:family="paragraph" style:parent-style-name="Normal" style:master-page-name="MP0">
      <style:paragraph-properties fo:margin-top="0cm" fo:margin-bottom="0.034cm" style:contextual-spacing="false" style:page-number="auto" fo:break-before="page"/>
    </style:style>
    <style:style style:name="P14" style:family="paragraph" style:parent-style-name="Normal" style:list-style-name="L2">
      <style:paragraph-properties fo:margin-left="2cm" fo:margin-top="0.106cm" fo:margin-bottom="0cm" style:contextual-spacing="false" fo:text-indent="-1cm" style:auto-text-indent="false">
        <style:tab-stops>
          <style:tab-stop style:position="0cm"/>
        </style:tab-stops>
      </style:paragraph-properties>
    </style:style>
    <style:style style:name="P15" style:family="paragraph" style:parent-style-name="Normal" style:list-style-name="L3">
      <style:paragraph-properties fo:margin-left="2cm" fo:margin-top="0.106cm" fo:margin-bottom="0cm" style:contextual-spacing="false" fo:text-indent="-1cm" style:auto-text-indent="false">
        <style:tab-stops>
          <style:tab-stop style:position="0cm"/>
        </style:tab-stops>
      </style:paragraph-properties>
    </style:style>
    <style:style style:name="P16" style:family="paragraph" style:parent-style-name="Normal" style:list-style-name="L5">
      <style:paragraph-properties fo:margin-top="0.106cm" fo:margin-bottom="0cm" style:contextual-spacing="false">
        <style:tab-stops>
          <style:tab-stop style:position="0.73cm"/>
          <style:tab-stop style:position="8.729cm" style:type="right"/>
          <style:tab-stop style:position="14.73cm" style:type="right"/>
        </style:tab-stops>
      </style:paragraph-properties>
    </style:style>
    <style:style style:name="P17" style:family="paragraph" style:parent-style-name="Paragraphe_20_de_20_liste" style:list-style-name="L1">
      <style:paragraph-properties fo:margin-top="0.106cm" fo:margin-bottom="0cm" style:contextual-spacing="false">
        <style:tab-stops>
          <style:tab-stop style:position="0.116cm"/>
        </style:tab-stops>
      </style:paragraph-properties>
    </style:style>
    <style:style style:name="P18" style:family="paragraph" style:parent-style-name="Table_20_Contents" style:list-style-name="L4"/>
    <style:style style:name="P19" style:family="paragraph" style:parent-style-name="Table_20_Contents" style:list-style-name="L6"/>
    <style:style style:name="P20" style:family="paragraph">
      <style:paragraph-properties fo:text-align="center"/>
    </style:style>
    <style:style style:name="P21" style:family="paragraph">
      <loext:graphic-properties draw:fill="gradient" draw:fill-gradient-name="a12"/>
      <style:paragraph-properties style:writing-mode="lr-tb" style:font-independent-line-spacing="false"/>
    </style:style>
    <style:style style:name="P22" style:family="paragraph">
      <loext:graphic-properties draw:fill="gradient" draw:fill-gradient-name="a10"/>
      <style:paragraph-properties style:writing-mode="lr-tb" style:font-independent-line-spacing="false"/>
    </style:style>
    <style:style style:name="P23" style:family="paragraph">
      <loext:graphic-properties draw:fill="gradient" draw:fill-gradient-name="a8"/>
      <style:paragraph-properties style:writing-mode="lr-tb" style:font-independent-line-spacing="false"/>
    </style:style>
    <style:style style:name="P24" style:family="paragraph">
      <loext:graphic-properties draw:fill="gradient" draw:fill-gradient-name="a6"/>
      <style:paragraph-properties style:writing-mode="lr-tb" style:font-independent-line-spacing="false"/>
    </style:style>
    <style:style style:name="P25" style:family="paragraph">
      <loext:graphic-properties draw:fill="gradient" draw:fill-gradient-name="a4"/>
      <style:paragraph-properties style:writing-mode="lr-tb" style:font-independent-line-spacing="false"/>
    </style:style>
    <style:style style:name="P26" style:family="paragraph">
      <loext:graphic-properties draw:fill="gradient" draw:fill-gradient-name="a2"/>
      <style:paragraph-properties style:writing-mode="lr-tb" style:font-independent-line-spacing="false"/>
    </style:style>
    <style:style style:name="P27" style:family="paragraph">
      <loext:graphic-properties draw:fill="solid" draw:fill-color="#02466d" draw:opacity="100%"/>
      <style:paragraph-properties style:writing-mode="lr-tb" style:font-independent-line-spacing="false"/>
    </style:style>
    <style:style style:name="T1" style:family="text">
      <style:text-properties fo:color="#002060" loext:opacity="100%" fo:font-size="17pt" style:font-size-asian="17pt" style:font-size-complex="17pt"/>
    </style:style>
    <style:style style:name="T2" style:family="text">
      <style:text-properties fo:color="#002060" loext:opacity="100%" style:font-name="Open Sauce Sans Light" fo:font-size="8pt" fo:language="it" fo:country="IT" style:font-size-asian="8pt" style:font-name-complex="Arial" style:font-size-complex="8pt" style:font-weight-complex="bold"/>
    </style:style>
    <style:style style:name="T3" style:family="text">
      <style:text-properties fo:color="#002060" loext:opacity="100%" style:font-name="Open Sauce Sans Light" fo:font-size="8pt" fo:language="it" fo:country="IT" style:font-name-asian="Calibri Light" style:font-size-asian="8pt" style:font-name-complex="Arial" style:font-size-complex="8pt" style:font-weight-complex="bold"/>
    </style:style>
    <style:style style:name="T4" style:family="text">
      <style:text-properties fo:color="#002060" loext:opacity="100%" style:font-name="Open Sauce Sans Light" fo:font-weight="bold" style:font-weight-asian="bold" style:font-weight-complex="bold"/>
    </style:style>
    <style:style style:name="T5" style:family="text">
      <style:text-properties fo:color="#002060" loext:opacity="100%" style:font-name="Open Sauce Sans Light" fo:font-size="10.5pt" style:font-size-asian="10.5pt" style:font-size-complex="10.5pt"/>
    </style:style>
    <style:style style:name="T6" style:family="text">
      <style:text-properties fo:color="#002060" loext:opacity="100%" style:font-name="Open Sauce Sans Light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002060" loext:opacity="100%" style:font-name="Open Sauce Sans Light" fo:font-size="10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font-weight-asian="bold" style:font-size-complex="10.5pt" style:font-weight-complex="bold"/>
    </style:style>
    <style:style style:name="T8" style:family="text">
      <style:text-properties fo:color="#002060" loext:opacity="100%" style:font-name="Calibri" fo:font-size="10pt" style:font-size-asian="10pt" style:font-name-complex="Calibri" style:font-size-complex="10pt"/>
    </style:style>
    <style:style style:name="T9" style:family="text">
      <style:text-properties fo:color="#002060" loext:opacity="100%" style:font-name="Calibri" fo:font-size="10pt" style:font-size-asian="10pt" style:font-size-complex="10pt"/>
    </style:style>
    <style:style style:name="T10" style:family="text">
      <style:text-properties fo:color="#002060" loext:opacity="100%" style:font-name="Calibri" fo:font-size="10pt" fo:font-weight="bold" style:font-size-asian="10pt" style:font-weight-asian="bold" style:font-name-complex="Calibri" style:font-size-complex="10pt" style:font-weight-complex="bold"/>
    </style:style>
    <style:style style:name="T11" style:family="text">
      <style:text-properties fo:color="#002060" loext:opacity="100%" style:font-name="Calibri" fo:font-size="11pt" style:font-size-asian="11pt" style:font-size-complex="11pt"/>
    </style:style>
    <style:style style:name="T12" style:family="text">
      <style:text-properties fo:color="#002060" loext:opacity="100%" style:font-name="Calibri" fo:font-size="10.5pt" style:font-size-asian="10.5pt" style:font-name-complex="Calibri" style:font-size-complex="10.5pt"/>
    </style:style>
    <style:style style:name="T13" style:family="text">
      <style:text-properties fo:color="#002060" loext:opacity="100%" style:font-name="Callibri"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color="#002060" loext:opacity="100%" style:font-name="Callibri" fo:font-size="10.5pt" style:font-size-asian="10.5pt" style:font-size-complex="10.5pt"/>
    </style:style>
    <style:style style:name="T15" style:family="text">
      <style:text-properties fo:color="#002060" loext:opacity="100%" style:font-name="Clibri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2060" loext:opacity="100%" style:font-name="Clibri" fo:font-size="10pt" style:font-size-asian="10pt" style:font-size-complex="10pt"/>
    </style:style>
    <style:style style:name="T17" style:family="text">
      <style:text-properties style:font-name="Calibri" fo:font-size="8pt" style:font-size-asian="8pt" style:font-name-complex="Calibri" style:font-size-complex="8pt"/>
    </style:style>
    <style:style style:name="T18" style:family="text">
      <style:text-properties style:font-name="Calibri" fo:font-size="8pt" style:font-size-asian="8pt" style:font-size-complex="8pt"/>
    </style:style>
    <style:style style:name="T19" style:family="text">
      <style:text-properties style:font-name="Calibri" fo:font-size="10.5pt" style:font-size-asian="10.5pt" style:font-size-complex="10.5pt"/>
    </style:style>
    <style:style style:name="T20" style:family="text">
      <style:text-properties style:font-name="Calibri" fo:font-size="10pt" style:font-size-asian="10pt" style:font-size-complex="10pt"/>
    </style:style>
    <style:style style:name="T21" style:family="text">
      <style:text-properties style:font-name="Calibri" fo:font-size="10pt" style:font-size-asian="10pt" style:font-name-complex="Calibri" style:font-size-complex="10pt"/>
    </style:style>
    <style:style style:name="T22" style:family="text">
      <style:text-properties fo:color="#000000" loext:opacity="100%" style:font-name="Calibri" fo:font-size="8pt" style:font-size-asian="8pt" style:font-name-complex="Calibri" style:font-size-complex="8pt"/>
    </style:style>
    <style:style style:name="T23" style:family="text">
      <style:text-properties fo:color="#000000" loext:opacity="100%" style:font-name="Calibri" fo:font-size="10.5pt" style:font-size-asian="10.5pt" style:font-name-complex="Calibri" style:font-size-complex="10.5pt"/>
    </style:style>
    <style:style style:name="T24" style:family="text">
      <style:text-properties fo:color="#000000" loext:opacity="100%" style:font-name="Callibri" fo:font-size="10.5pt" style:font-size-asian="10.5pt" style:font-size-complex="10.5pt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style:font-name="Callibri" fo:font-size="10.5pt" style:font-size-asian="10.5pt" style:font-size-complex="10.5pt"/>
    </style:style>
    <style:style style:name="T27" style:family="text">
      <style:text-properties fo:color="#ffffff" loext:opacity="100%" style:font-name="Open Sauce Sans Light" fo:font-weight="bold" style:font-weight-asian="bold" style:font-name-complex="Calibri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958cm, 4.535cm, 3.958cm, 4.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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loext:num-list-format="%2%" text:bullet-char="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WW_5f_CharLFO3LVL3" loext:num-list-format="%3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3LVL4" loext:num-list-format="%4%" text:bullet-char="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WW_5f_CharLFO3LVL5" loext:num-list-format="%5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6" text:style-name="WW_5f_CharLFO3LVL6" loext:num-list-format="%6%" text:bullet-char="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3LVL7" loext:num-list-format="%7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WW_5f_CharLFO3LVL8" loext:num-list-format="%8%" text:bullet-char="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9" text:style-name="WW_5f_CharLFO3LVL9" loext:num-list-format="%9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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WW_5f_CharLFO4LVL3" loext:num-list-format="%3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4LVL4" loext:num-list-format="%4%" text:bullet-char="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WW_5f_CharLFO4LVL5" loext:num-list-format="%5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6" text:style-name="WW_5f_CharLFO4LVL6" loext:num-list-format="%6%" text:bullet-char="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WW_5f_CharLFO4LVL8" loext:num-list-format="%8%" text:bullet-char="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9" text:style-name="WW_5f_CharLFO4LVL9" loext:num-list-format="%9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2466d" svg:stroke-opacity="100%" draw:stroke-linejoin="round" draw:fill="gradient" draw:fill-gradient-name="a12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02466d" svg:stroke-opacity="100%" draw:stroke-linejoin="round" draw:fill="gradient" draw:fill-gradient-name="a10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35cm" svg:stroke-color="#02466d" svg:stroke-opacity="100%" draw:stroke-linejoin="round" draw:fill="gradient" draw:fill-gradient-name="a8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35cm" svg:stroke-color="#02466d" svg:stroke-opacity="100%" draw:stroke-linejoin="round" draw:fill="gradient" draw:fill-gradient-name="a6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35cm" svg:stroke-color="#02466d" svg:stroke-opacity="100%" draw:stroke-linejoin="round" draw:fill="gradient" draw:fill-gradient-name="a4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35cm" svg:stroke-color="#02466d" svg:stroke-opacity="100%" draw:stroke-linejoin="round" draw:fill="gradient" draw:fill-gradient-name="a2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02466d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draw:custom-shape text:anchor-type="as-char" draw:z-index="2" draw:name="Rectangle : coins arrondis 11" draw:style-name="gr6" draw:text-style-name="P26" svg:width="18.038cm" svg:height="0.862cm"><text:p text:style-name="P20"><text:span text:style-name="T27">DOMAINES DE COMPÉTENCES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text:span text:style-name="Police_20_par_20_défaut"><text:span text:style-name="T17">{% for s in compétences %}</text:span>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list text:style-name="L1">
              <text:list-item>
                <text:p text:style-name="P17"><text:span text:style-name="Police_20_par_20_défaut"><text:span text:style-name="T8">{{ s }}</text:span></text:span></text:p>
              </text:list-item>
            </text:list>
          </table:table-cell>
        </table:table-row>
      </table:table>
      <text:p text:style-name="P8">{% endfor %}</text:p>
      <text:p text:style-name="Normal"><draw:custom-shape text:anchor-type="as-char" draw:z-index="3" draw:name="Rectangle : coins arrondis 9" draw:style-name="gr5" draw:text-style-name="P25" svg:width="18.038cm" svg:height="0.862cm"><text:p text:style-name="P20"><text:span text:style-name="T27">OUTILS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text:span text:style-name="Police_20_par_20_défaut"><text:span text:style-name="T18">{% for l in Logiciels_par_titre %}</text:span>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list text:style-name="L2">
              <text:list-item>
                <text:p text:style-name="P14"><text:span text:style-name="Police_20_par_20_défaut"><text:span text:style-name="T10">{{ l.titre }}:</text:span></text:span><text:span text:style-name="Police_20_par_20_défaut"><text:span text:style-name="T8"> {{ l.logiciels_outils | join(', ') }}</text:span></text:span></text:p>
              </text:list-item>
            </text:list>
          </table:table-cell>
        </table:table-row>
      </table:table>
      <text:p text:style-name="Normal"><text:span text:style-name="Police_20_par_20_défaut"><text:span text:style-name="T18">{% endfor %}</text:span></text:span></text:p>
      <text:p text:style-name="P7"><draw:custom-shape text:anchor-type="as-char" draw:z-index="4" draw:name="Rectangle : coins arrondis 7" draw:style-name="gr4" draw:text-style-name="P24" svg:width="18.038cm" svg:height="0.862cm"><text:p text:style-name="P20"><text:span text:style-name="T27">SECTEURS D’ACTIVITÉ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P7"><text:span text:style-name="Police_20_par_20_défaut"><text:span text:style-name="T18">{% for sect in Secteurs_activités %}</text:span>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list text:style-name="L3">
              <text:list-item>
                <text:p text:style-name="P15"><text:span text:style-name="Police_20_par_20_défaut"><text:span text:style-name="T8">{{ sect }}</text:span></text:span><text:span text:style-name="Police_20_par_20_défaut"><text:span text:style-name="T22">{% endfor %}</text:span></text:span></text:p>
              </text:list-item>
            </text:list>
          </table:table-cell>
        </table:table-row>
      </table:table>
      <text:p text:style-name="P10"/>
      <text:p text:style-name="Normal"><draw:custom-shape text:anchor-type="as-char" draw:z-index="5" draw:name="Rectangle : coins arrondis 5" draw:style-name="gr3" draw:text-style-name="P23" svg:width="18.038cm" svg:height="0.862cm"><text:p text:style-name="P20"><text:span text:style-name="T27">DIPLÔMES / FORMATION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text:span text:style-name="Police_20_par_20_défaut"><text:span text:style-name="T19">{% for dip in Diplômes %}</text:span>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list text:style-name="L4">
              <text:list-item>
                <text:p text:style-name="P18"><text:span text:style-name="Police_20_par_20_défaut"><text:span text:style-name="T20">{% if dip.Diplôme %}</text:span></text:span><text:span text:style-name="Police_20_par_20_défaut"><text:span text:style-name="T11">{{dip.Diplôme}}</text:span></text:span><text:span text:style-name="Police_20_par_20_défaut"><text:span text:style-name="T20">{% endif %}</text:span></text:span></text:p>
              </text:list-item>
            </text:list>
            <text:p text:style-name="Table_20_Contents"><text:span text:style-name="Police_20_par_20_défaut"><text:span text:style-name="T20">{% if dip.Option_diplome %}</text:span></text:span><text:span text:style-name="Police_20_par_20_défaut"><text:span text:style-name="T9">Options:{{dip.Option_diplome}}</text:span></text:span><text:span text:style-name="Police_20_par_20_défaut"><text:span text:style-name="T20">{% endif %}</text:span></text:span></text:p>
            <text:p text:style-name="Table_20_Contents"><text:span text:style-name="Police_20_par_20_défaut"><text:span text:style-name="T8">{{dip.École}}</text:span></text:span><text:span text:style-name="Police_20_par_20_défaut"><text:span text:style-name="T21">{% if dip.École and dip.Lieu %}</text:span></text:span><text:span text:style-name="Police_20_par_20_défaut"><text:span text:style-name="T8">,</text:span></text:span><text:span text:style-name="Police_20_par_20_défaut"><text:span text:style-name="T21"> {% endif %}</text:span></text:span><text:span text:style-name="Police_20_par_20_défaut"><text:span text:style-name="T8">{{dip.Lieu}}</text:span></text:span></text:p>
          </table:table-cell>
          <table:table-cell table:style-name="Tableau4.A1" office:value-type="string">
            <text:p text:style-name="P6"><text:span text:style-name="Police_20_par_20_défaut"><text:span text:style-name="T11">{{dip.Année}}</text:span></text:span></text:p>
          </table:table-cell>
        </table:table-row>
      </table:table>
      <text:p text:style-name="Normal"><text:span text:style-name="Police_20_par_20_défaut"><text:span text:style-name="T19">{% endfor %}</text:span></text:span><text:span text:style-name="Police_20_par_20_défaut"><text:span text:style-name="T25">{% if Langues %}</text:span></text:span></text:p>
      <text:p text:style-name="Normal"><draw:custom-shape text:anchor-type="as-char" draw:z-index="6" draw:name="Rectangle : coins arrondis 3" draw:style-name="gr2" draw:text-style-name="P22" svg:width="18.038cm" svg:height="0.862cm"><text:p text:style-name="P20"><text:span text:style-name="T27">LANGUES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text:span text:style-name="Police_20_par_20_défaut"><text:span text:style-name="T19">{% for lang in Langues %}</text:span></text:span><text:span text:style-name="Police_20_par_20_défaut"><text:span text:style-name="T12"><text:tab/></text:span>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list text:style-name="L5">
              <text:list-item>
                <text:p text:style-name="P16"><text:span text:style-name="Police_20_par_20_défaut"><text:span text:style-name="T10">{{ lang.langue }} :</text:span></text:span></text:p>
              </text:list-item>
            </text:list>
          </table:table-cell>
          <table:table-cell table:style-name="Tableau5.A1" office:value-type="string">
            <text:p text:style-name="P9"><text:span text:style-name="Police_20_par_20_défaut"><text:span text:style-name="T12">{{ lang.niveau }}</text:span></text:span><text:span text:style-name="Police_20_par_20_défaut"><text:span text:style-name="T23">{% endfor %}</text:span></text:span></text:p>
          </table:table-cell>
        </table:table-row>
      </table:table>
      <text:p text:style-name="P9"><text:span text:style-name="Police_20_par_20_défaut"><text:span text:style-name="T23">{% endif %}</text:span></text:span></text:p>
      <text:p text:style-name="Normal"><draw:custom-shape text:anchor-type="as-char" draw:z-index="7" draw:name="Rectangle : coins arrondis 1" draw:style-name="gr1" draw:text-style-name="P21" svg:width="18.038cm" svg:height="0.862cm"><text:p text:style-name="P20"><text:span text:style-name="T27">EXPÉRIENCES PROFESSIONNELLES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{% for exp in Expériences %}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Table_20_Contents"><text:span text:style-name="Police_20_par_20_défaut"><text:span text:style-name="T4">{{ exp.Nom_Entreprise|upper }}</text:span></text:span></text:p>
          </table:table-cell>
          <table:table-cell table:style-name="Tableau6.A1" office:value-type="string">
            <text:p text:style-name="Table_20_Contents"><text:span text:style-name="Police_20_par_20_défaut"><text:span text:style-name="T5">{{exp.Dates}}</text:span></text:span></text:p>
          </table:table-cell>
          <table:table-cell table:style-name="Tableau6.C1" office:value-type="string">
            <text:p text:style-name="P6"><text:span text:style-name="Police_20_par_20_défaut"><text:span text:style-name="T5">{{exp.Durée_expérience}}</text:span></text:span></text:p>
          </table:table-cell>
        </table:table-row>
      </table:table>
      <text:p text:style-name="Normal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Text_20_body"><text:span text:style-name="Police_20_par_20_défaut"><text:span text:style-name="T6">{{ exp.Poste }}</text:span></text:span></text:p>
          </table:table-cell>
        </table:table-row>
        <table:table-row table:style-name="Tableau7.2">
          <table:table-cell table:style-name="Tableau7.A1" office:value-type="string">
            <text:p text:style-name="Text_20_body"><text:span text:style-name="Police_20_par_20_défaut"><text:span text:style-name="T24">{% if exp.Mission %}</text:span></text:span><text:span text:style-name="Police_20_par_20_défaut"><text:span text:style-name="T13">Mission :</text:span></text:span><text:span text:style-name="Police_20_par_20_défaut"><text:span text:style-name="T14"> {{ exp.Mission }}</text:span></text:span><text:span text:style-name="Police_20_par_20_défaut"><text:span text:style-name="T26">{% endif %}{% for t in exp.Tâches %}</text:span></text:span></text:p>
            <text:list text:style-name="L6">
              <text:list-item>
                <text:p text:style-name="P19"><text:span text:style-name="Police_20_par_20_défaut"><text:span text:style-name="T14">{{ t }}</text:span></text:span><text:span text:style-name="Police_20_par_20_défaut"><text:span text:style-name="T24">{% endfor %}</text:span></text:span></text:p>
              </text:list-item>
            </text:list>
          </table:table-cell>
        </table:table-row>
        <table:table-row table:style-name="Tableau7.2">
          <table:table-cell table:style-name="Tableau7.A3" office:value-type="string">
            <text:p text:style-name="Table_20_Contents">{% if exp.Logiciels_outils %}</text:p>
            <text:p text:style-name="Text_20_body"><text:span text:style-name="Police_20_par_20_défaut"><text:span text:style-name="T7">Outils</text:span></text:span><text:span text:style-name="Police_20_par_20_défaut"><text:span text:style-name="T15"> :{</text:span></text:span><text:span text:style-name="Police_20_par_20_défaut"><text:span text:style-name="T16">{exp.Logiciels_outils | join(', ')}}{% endif %}</text:span></text:span></text:p>
          </table:table-cell>
        </table:table-row>
      </table:table>
      <text:p text:style-name="P11"/>
      <text:p text:style-name="P12"><text:span text:style-name="Police_20_par_20_défaut"><text:span text:style-name="T25">{% endfor %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libri" svg:font-family="Callibri" style:font-family-generic="roman" style:font-pitch="variable"/>
    <style:font-face style:name="Clibri" svg:font-family="Clibri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Noto Sans Devanagari" svg:font-family="'Noto Sans Devanagari'" style:font-family-generic="swiss" style:font-pitch="variable"/>
    <style:font-face style:name="Open Sauce Sans Light" svg:font-family="'Open Sauce Sans Light'" style:font-family-generic="roman" style:font-pitch="variable"/>
    <style:font-face style:name="OpenSymbol" svg:font-family="OpenSymbol" style:font-family-generic="system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a10" draw:style="linear" draw:start-color="#284475" draw:end-color="#4472c4" draw:start-intensity="100%" draw:end-intensity="100%" draw:angle="270deg" draw:border="0%">
      <loext:gradient-stop svg:offset="0" loext:color-type="rgb" loext:color-value="#284475"/>
      <loext:gradient-stop svg:offset="1" loext:color-type="rgb" loext:color-value="#4472c4"/>
    </draw:gradient>
    <draw:gradient draw:name="a12" draw:style="linear" draw:start-color="#284475" draw:end-color="#4472c4" draw:start-intensity="100%" draw:end-intensity="100%" draw:angle="270deg" draw:border="0%">
      <loext:gradient-stop svg:offset="0" loext:color-type="rgb" loext:color-value="#284475"/>
      <loext:gradient-stop svg:offset="1" loext:color-type="rgb" loext:color-value="#4472c4"/>
    </draw:gradient>
    <draw:gradient draw:name="a2" draw:style="linear" draw:start-color="#284475" draw:end-color="#4472c4" draw:start-intensity="100%" draw:end-intensity="100%" draw:angle="270deg" draw:border="0%">
      <loext:gradient-stop svg:offset="0" loext:color-type="rgb" loext:color-value="#284475"/>
      <loext:gradient-stop svg:offset="1" loext:color-type="rgb" loext:color-value="#4472c4"/>
    </draw:gradient>
    <draw:gradient draw:name="a4" draw:style="linear" draw:start-color="#284475" draw:end-color="#4472c4" draw:start-intensity="100%" draw:end-intensity="100%" draw:angle="270deg" draw:border="0%">
      <loext:gradient-stop svg:offset="0" loext:color-type="rgb" loext:color-value="#284475"/>
      <loext:gradient-stop svg:offset="1" loext:color-type="rgb" loext:color-value="#4472c4"/>
    </draw:gradient>
    <draw:gradient draw:name="a6" draw:style="linear" draw:start-color="#284475" draw:end-color="#4472c4" draw:start-intensity="100%" draw:end-intensity="100%" draw:angle="270deg" draw:border="0%">
      <loext:gradient-stop svg:offset="0" loext:color-type="rgb" loext:color-value="#284475"/>
      <loext:gradient-stop svg:offset="1" loext:color-type="rgb" loext:color-value="#4472c4"/>
    </draw:gradient>
    <draw:gradient draw:name="a8" draw:style="linear" draw:start-color="#284475" draw:end-color="#4472c4" draw:start-intensity="100%" draw:end-intensity="100%" draw:angle="270deg" draw:border="0%">
      <loext:gradient-stop svg:offset="0" loext:color-type="rgb" loext:color-value="#284475"/>
      <loext:gradient-stop svg:offset="1" loext:color-type="rgb" loext:color-value="#4472c4"/>
    </draw:gradient>
    <style:default-style style:family="graphic">
      <style:graphic-properties draw:stroke="none" svg:stroke-color="#3465a4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cm" fo:margin-bottom="0.141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Calibri Light" style:font-family-asian="'Calibri Light'" style:font-family-generic-asian="swiss" style:font-pitch-asian="variable" style:font-size-asian="28pt" style:font-name-complex="Calibri Light" style:font-family-complex="'Calibri Light'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 fo:hyphenation-ladder-count="no-limit" style:punctuation-wrap="simpl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language-asian="en" style:country-asian="US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keep-together="always" fo:hyphenation-ladder-count="no-limit" fo:keep-with-next="always"/>
      <style:text-properties fo:color="#272727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keep-together="always" fo:hyphenation-ladder-count="no-limit" fo:keep-with-next="always"/>
      <style:text-properties fo:color="#272727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Liberation Mono" fo:font-family="'Liberation Mono'" style:font-family-generic="roman" style:font-pitch="variable" fo:font-size="10pt" style:font-name-asian="Liberation Mono" style:font-family-asian="'Liberation Mono'" style:font-family-generic-asian="roman" style:font-pitch-asian="variable" style:font-size-asian="10pt" style:font-name-complex="Liberation Mono" style:font-family-complex="'Liberation Mono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Calibri Light" style:font-family-asian="'Calibri Light'" style:font-family-generic-asian="swiss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Pied_20_de_20_page_20_Car" style:display-name="Pied de pag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Lien_20_hypertexte" style:display-name="Lien hypertext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s_20_de_20_texte_20_Car" style:display-name="Corps de texte Car" style:family="text">
      <style:text-properties fo:font-size="12pt" style:font-size-asian="12pt" style:font-size-complex="12pt"/>
    </style:style>
    <style:style style:name="Corps_20_de_20_texte_20_Car1" style:display-name="Corps de texte Car1" style:family="text" style:parent-style-name="Police_20_par_20_défau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Calibri" fo:font-family="Calibri" style:font-family-generic="swiss" style:font-pitch="variable" fo:font-size="11pt" style:font-name-asian="OpenSymbol" style:font-family-asian="OpenSymbol" style:font-family-generic-asian="system" style:font-size-asian="11pt" style:font-name-complex="OpenSymbol" style:font-family-complex="OpenSymbol" style:font-family-generic-complex="system" style:font-size-complex="11pt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2LVL2" style:display-name="WW_CharLFO2LVL2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4LVL2" style:display-name="WW_CharLFO4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5LVL2" style:display-name="WW_CharLFO5LVL2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5LVL3" style:display-name="WW_CharLFO5LVL3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5LVL5" style:display-name="WW_CharLFO5LVL5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5LVL6" style:display-name="WW_CharLFO5LVL6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5LVL8" style:display-name="WW_CharLFO5LVL8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5LVL9" style:display-name="WW_CharLFO5LVL9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6LVL2" style:display-name="WW_CharLFO6LVL2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6LVL3" style:display-name="WW_CharLFO6LVL3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6LVL5" style:display-name="WW_CharLFO6LVL5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6LVL6" style:display-name="WW_CharLFO6LVL6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6LVL8" style:display-name="WW_CharLFO6LVL8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6LVL9" style:display-name="WW_CharLFO6LVL9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7LVL2" style:display-name="WW_CharLFO7LVL2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7LVL3" style:display-name="WW_CharLFO7LVL3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7LVL5" style:display-name="WW_CharLFO7LVL5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7LVL6" style:display-name="WW_CharLFO7LVL6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7LVL8" style:display-name="WW_CharLFO7LVL8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WW_5f_CharLFO7LVL9" style:display-name="WW_CharLFO7LVL9" style:family="text">
      <style:text-properties style:font-name="OpenSymbol" fo:font-family="OpenSymbol" style:font-family-generic="system" fo:font-size="11pt" style:font-size-asian="11pt" style:font-name-complex="OpenSymbol" style:font-family-complex="OpenSymbol" style:font-family-generic-complex="system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 style:parent-style-name="Normal">
      <style:paragraph-properties fo:text-align="end" style:justify-single-word="false"/>
      <style:text-properties fo:color="#002060" loext:opacity="100%" fo:font-size="20pt" fo:font-weight="bold" style:font-size-asian="20pt" style:font-weight-asian="bold" style:font-size-complex="20pt" style:font-weight-complex="bold"/>
    </style:style>
    <style:style style:name="MP3" style:family="paragraph" style:parent-style-name="Normal">
      <style:paragraph-properties fo:text-align="end" style:justify-single-word="false"/>
      <style:text-properties fo:color="#002060" loext:opacity="100%" fo:font-size="17pt" style:font-size-asian="17pt" style:font-size-complex="17pt"/>
    </style:style>
    <style:style style:name="MP4" style:family="paragraph" style:parent-style-name="Footer">
      <style:paragraph-properties fo:text-align="center" style:justify-single-word="false">
        <style:tab-stops>
          <style:tab-stop style:position="13.944cm"/>
        </style:tab-stops>
      </style:paragraph-properties>
      <style:text-properties fo:color="#002060" loext:opacity="100%" style:font-name="Open Sauce Sans Light" fo:font-size="9pt" style:font-size-asian="9pt" style:font-name-complex="Arial" style:font-size-complex="9pt" style:font-weight-complex="bold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02466d" draw:opacity="100%"/>
      <style:paragraph-properties style:writing-mode="lr-tb" style:font-independent-line-spacing="false"/>
    </style:style>
    <style:style style:name="MT1" style:family="text">
      <style:text-properties fo:color="#002060" loext:opacity="100%" fo:font-size="17pt" style:font-size-asian="17pt" style:font-size-complex="17pt"/>
    </style:style>
    <style:style style:name="MT2" style:family="text">
      <style:text-properties fo:color="#002060" loext:opacity="100%" style:font-name="Open Sauce Sans Light" fo:font-size="8pt" fo:language="it" fo:country="IT" style:font-size-asian="8pt" style:font-name-complex="Arial" style:font-size-complex="8pt" style:font-weight-complex="bold"/>
    </style:style>
    <style:style style:name="MT3" style:family="text">
      <style:text-properties fo:color="#002060" loext:opacity="100%" style:font-name="Open Sauce Sans Light" fo:font-size="8pt" fo:language="it" fo:country="IT" style:font-name-asian="Calibri Light" style:font-size-asian="8pt" style:font-name-complex="Arial" style:font-size-complex="8pt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958cm, 4.535cm, 3.958cm, 4.03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02466d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377cm" fo:margin-left="1.251cm" fo:margin-right="1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>
        <style:header-footer-properties fo:min-height="1.8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" text:anchor-type="paragraph" svg:x="0.534cm" svg:y="-0.067cm" svg:width="2.568cm" style:rel-width="scale" svg:height="2.6cm" style:rel-height="scale" draw:z-index="1"><draw:image xlink:href="Pictures/1000000000001BAF00001BAFC6B4A8C7.jpg" xlink:type="simple" xlink:show="embed" xlink:actuate="onLoad" draw:mime-type="image/jpeg"/></draw:frame><text:span text:style-name="Police_20_par_20_défaut"><text:span text:style-name="MT1">{{Initial}}</text:span></text:span></text:p>
        <text:p text:style-name="MP2">{{Poste}}</text:p>
        <text:p text:style-name="MP3">{{Experience_totale}}</text:p>
      </style:header>
      <style:footer>
        <text:p text:style-name="MP4">NAVA ENGINEERING • 9-11 AVENUE MICHELET, 93400 SAINT-OUEN-SUR-SEINE</text:p>
        <text:p text:style-name="MP5"><draw:custom-shape text:anchor-type="paragraph" draw:z-index="0" draw:name="Organigramme : Alternative 1" draw:style-name="Mgr1" draw:text-style-name="MP7" svg:width="1.011cm" svg:height="0.892cm" svg:x="9.991cm" svg:y="27.54cm"><text:p text:style-name="MP6"><text:a xlink:href="mailto:simon.zana@digital4b.com" office:target-frame-name="_top" xlink:type="simple"/></text:p><draw:enhanced-geometry svg:viewBox="0 0 21600 21600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text:span text:style-name="Police_20_par_20_défaut"><text:span text:style-name="MT2">Simon ZANA • 06 13 53 23 81 • </text:span></text:span><text:span text:style-name="Lien_20_hypertexte"><text:span text:style-name="MT3">simon.zana@nava-eng.com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Lucas Buixuanhy</meta:initial-creator>
    <meta:creation-date>2026-01-04T16:03:00Z</meta:creation-date>
    <dc:date>2026-01-04T17:05:33.797928788</dc:date>
    <meta:editing-cycles>256</meta:editing-cycles>
    <meta:editing-duration>PT2M9S</meta:editing-duration>
    <meta:document-statistic meta:table-count="7" meta:image-count="1" meta:object-count="0" meta:page-count="1" meta:paragraph-count="39" meta:word-count="168" meta:character-count="1011" meta:non-whitespace-character-count="881"/>
    <meta:template xlink:type="simple" xlink:actuate="onRequest" xlink:title="" xlink:href="../../../../../Téléchargements/template2.odt/Normal.dotm"/>
  </office:meta>
</office:document-meta>
</file>